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text-properties fo:font-weight="normal" style:font-weight-asian="normal" style:font-weight-complex="normal"/>
    </style:style>
    <style:style style:name="P15" style:family="paragraph" style:parent-style-name="Text_20_body" style:list-style-name="L9">
      <style:text-properties fo:font-weight="normal" style:font-weight-asian="normal" style:font-weight-complex="normal"/>
    </style:style>
    <style:style style:name="P16" style:family="paragraph" style:parent-style-name="Text_20_body" style:list-style-name="L1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bold" style:font-weight-asian="bold" style:font-weight-complex="bold"/>
    </style:style>
    <style:style style:name="P18" style:family="paragraph" style:parent-style-name="Text_20_body" style:list-style-name="L11">
      <style:text-properties fo:font-weight="bold" style:font-weight-asian="bold" style:font-weight-complex="bold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8000"/>
    </style:style>
    <style:style style:name="T10" style:family="text">
      <style:text-properties fo:color="#008000" fo:font-weight="normal" style:font-weight-asian="normal" style:font-weight-complex="normal"/>
    </style:style>
    <style:style style:name="T11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8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31284855" text:style-name="L1">
        <text:list-item>
          <text:p text:style-name="P7">Ci vorrebbe un tasto per il Login. <text:span text:style-name="T6">Necessario? Si potrebbe dire di andare su admin.php (security by obscurity?) </text:span><text:span text:style-name="T12">← NON LO METTIAMO</text:span></text:p>
        </text:list-item>
        <text:list-item>
          <text:p text:style-name="P7"><text:span text:style-name="T6">TODO </text:span>Ci sarebbe da mettere a posto la grafica: tipo allineare le form nella login o i tasti di cancellazione degli utenti.<text:span text:style-name="T6"> </text:span><text:span text:style-name="T12">← per me ora va bene così</text:span></text:p>
        </text:list-item>
        <text:list-item>
          <text:p text:style-name="P7"><text:span text:style-name="T9">OK </text:span>Viene sempre evidenziata la tab di Teaching e non quella di Publications</text:p>
        </text:list-item>
        <text:list-item>
          <text:p text:style-name="P7"><text:span text:style-name="T10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31303641" text:style-name="L2">
        <text:list-item>
          <text:p text:style-name="P8"><text:span text:style-name="T9">OK </text:span>Inserisco stringhe in Abstract ma non le vedo nella pagina delle pubblicazioni per la pubblicazione in cui le ho inserite</text:p>
        </text:list-item>
        <text:list-item>
          <text:p text:style-name="P8"><text:span text:style-name="T9">OK </text:span>Manca la cancellazione di una pubblicazione se sbaglio l'inserimento</text:p>
        </text:list-item>
        <text:list-item>
          <text:p text:style-name="P8"><text:span text:style-name="T9">OK </text:span>Campi obbligatori: salva anche se non ci sono (i campi obbligatori li ha dati il profe nella mail che aveva inviato)</text:p>
        </text:list-item>
        <text:list-item>
          <text:p text:style-name="P8"><text:span text:style-name="T9">OK </text:span>Valore numerico di anno, volume, numero, pagina inizio e fine mancano i controlli per l'inserimento di soli numeri.</text:p>
        </text:list-item>
        <text:list-item>
          <text:p text:style-name="P8"><text:span text:style-name="T9">OK </text:span>Per pagina inizio e fine manca il controllo che pagina fine sia maggiore o uguale a pagina inizio.</text:p>
        </text:list-item>
        <text:list-item>
          <text:p text:style-name="P8"><text:span text:style-name="T9">OK </text:span>Posso anche inserire anni nel futuro</text:p>
        </text:list-item>
      </text:list>
      <text:h text:style-name="Heading_20_2" text:outline-level="2">Pubblicazioni su Capitoli Libro</text:h>
      <text:list xml:id="list31303056" text:style-name="L3">
        <text:list-item>
          <text:p text:style-name="P9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31303666" text:style-name="L4">
        <text:list-item>
          <text:p text:style-name="P10"><text:span text:style-name="T9">OK </text:span>Negli editor in basso è presente Percorso: p che poi cambia a seconda di quello che scrivo, sarebbe da togliere.</text:p>
        </text:list-item>
      </text:list>
      <text:list xml:id="list31282022" text:style-name="L5">
        <text:list-item>
          <text:p text:style-name="P11"><text:span text:style-name="T9">OK </text:span>Non posso inserire la facoltà e i docenti e se salvo mi da questo errore:</text:p>
          <text:p text:style-name="P11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</text:span><text:span text:style-name="T9">OK </text:span></text:p>
          <text:p text:style-name="P11"/>
        </text:list-item>
      </text:list>
      <text:p text:style-name="P1"><text:soft-page-break/>Risultati dei Test effettuati: 18/08/2011</text:p>
      <text:h text:style-name="P25" text:outline-level="1">Corsi:</text:h>
      <text:list xml:id="list31295918" text:style-name="L6">
        <text:list-item>
          <text:p text:style-name="P12"><text:span text:style-name="T6">TODO</text:span> Ordine visualizzazione docenti inverso</text:p>
        </text:list-item>
        <text:list-item>
          <text:p text:style-name="P12"><text:span text:style-name="T10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9">Dovrebbe essere corretto, quella parte non era ancora finita.</text:span></text:p>
        </text:list-item>
        <text:list-item>
          <text:p text:style-name="P12"><text:span text:style-name="T9">OK </text:span>Quando inserisco una nuova news l'icona dell'allegato non è allineata con il testo della news e comunque non si può vedere l'allegato.</text:p>
        </text:list-item>
        <text:list-item>
          <text:p text:style-name="P12"><text:span text:style-name="T9">OK </text:span>Inserimento del docente come esercitatore.</text:p>
        </text:list-item>
        <text:list-item>
          <text:p text:style-name="P12"><text:span text:style-name="T9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12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5" text:outline-level="1">Pubblicazioni:</text:h>
      <text:list xml:id="list31296412" text:style-name="L7">
        <text:list-item>
          <text:p text:style-name="P13"><text:span text:style-name="T9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3">Sul sito ho visto che per il numero di volume c'è scritto</text:p>
          <text:p text:style-name="P13">13(1-2):3-31<text:line-break/>Volume (numero): pag.inizio – pag.fine<text:line-break/>Qui si può inserire due numeri di volume (separati da trattino), anche se nel formato che ci ha mandato il profe numero è comunque un valore numerico. <text:span text:style-name="T9">Per ora rispettiamo ciò che ci ha chiesto il sito, in caso si può modificare se lo richiede.</text:span></text:p>
        </text:list-item>
        <text:list-item>
          <text:p text:style-name="P13"><text:span text:style-name="T9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3"><text:span text:style-name="T9">OK </text:span>Inserisco stringhe in Abstract ma non le vedo nella pagina delle pubblicazioni</text:p>
        </text:list-item>
        <text:list-item>
          <text:p text:style-name="P13"><text:span text:style-name="T9">OK </text:span>In <text:span text:style-name="T2">CAPITOLI IN LIBRO</text:span><text:span text:style-name="T3"> non compaiono i campi ISBN/ISSN</text:span></text:p>
        </text:list-item>
      </text:list>
      <text:h text:style-name="P25" text:outline-level="1">Corsi:</text:h>
      <text:list xml:id="list31288183" text:style-name="L8">
        <text:list-item>
          <text:p text:style-name="P14"><text:span text:style-name="T9">OK</text:span><text:span text:style-name="T6"> </text:span>Allegato alle news non allineato e non funzionante</text:p>
        </text:list-item>
      </text:list>
      <text:p text:style-name="P4"><text:soft-page-break/></text:p>
      <text:p text:style-name="P1">Risultati dei Test effettuati: fino al 23/08/2011</text:p>
      <text:h text:style-name="P25" text:outline-level="1">Pubblicazioni:</text:h>
      <text:list xml:id="list31285038" text:style-name="L9">
        <text:list-item>
          <text:p text:style-name="P15"><text:span text:style-name="T9">OK </text:span>Anche NOME DEL JOURNAL deve essere scelto allo stesso modo di AUTORI (letto ora dal file che ci ha inviato il profe)</text:p>
        </text:list-item>
      </text:list>
      <text:p text:style-name="P4"/>
      <text:p text:style-name="P1">Risultati dei Test effettuati: 24/08/2011</text:p>
      <text:h text:style-name="P25" text:outline-level="1">Pubblicazioni:</text:h>
      <text:list xml:id="list31309224" text:style-name="L10">
        <text:list-item>
          <text:p text:style-name="P17"><text:span text:style-name="T10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5" text:outline-level="1">Corsi:</text:h>
      <text:list xml:id="list31283986" text:style-name="L11">
        <text:list-item>
          <text:p text:style-name="P19"><text:span text:style-name="T10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31307763" text:continue-numbering="true" text:style-name="L11">
        <text:list-header>
          <text:p text:style-name="P16">(quindi con modifica della 'grafica')</text:p>
          <text:p text:style-name="P16">da questo momento in poi, non salva più in db le news con &lt;span class= “avviso”&gt; e quindi non ha più lo stile che dovrebbe avere.</text:p>
          <text:p text:style-name="P16">Credo che sia perchè sono andata a capo nella news</text:p>
        </text:list-header>
        <text:list-item>
          <text:p text:style-name="P18"><text:span text:style-name="T10">Sistemato in maniera piu' corretta </text:span>News: <text:span text:style-name="T3">soluzione proposta per allineamento delle icone: <text:line-break/>in corso-singolo.inc.php<text:line-break/></text:span></text:p>
          <text:p text:style-name="P20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21"><text:span text:style-name="T10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6" text:outline-level="1">Corsi:</text:h>
      <text:list xml:id="list31287105" text:style-name="L12">
        <text:list-item>
          <text:p text:style-name="P22"><text:span text:style-name="T6">TODO </text:span>Quando modifico una news, mi carica il testo della news ma non l'eventuale allegato che avevo caricato ( non so se era voluto) =&gt; <text:span text:style-name="T6">non è possibile purtroppo, ma pensavo di mettere una dicitura &lt;file già caricato&gt; in caso esso sia presente.</text:span></text:p>
        </text:list-item>
      </text:list>
      <text:p text:style-name="P5"/>
      <text:p text:style-name="P5"/>
      <text:p text:style-name="P3"><text:soft-page-break/>26/08/2011</text:p>
      <text:h text:style-name="P27" text:outline-level="1">Corsi:</text:h>
      <text:list xml:id="list31303842" text:style-name="L13">
        <text:list-item>
          <text:p text:style-name="P23"><text:span text:style-name="T8">TODO</text:span> Mi salva un corso anche se non ci sono i docenti, fare il controllo anche per le facoltà.</text:p>
        </text:list-item>
        <text:list-item>
          <text:p text:style-name="P23"><text:span text:style-name="T10">OK</text:span> Quando aggiungo un docente o una facoltà più volte di file senza salvare il form si ricorda quello che ho scritto l'ultima volta (fare in modo che venga senza scritte)</text:p>
        </text:list-item>
      </text:list>
      <text:p text:style-name="P6"/>
      <text:p text:style-name="P3">27/08/2011</text:p>
      <text:h text:style-name="P27" text:outline-level="1">Pubblicazioni:</text:h>
      <text:list xml:id="list31308069" text:style-name="L14">
        <text:list-item>
          <text:p text:style-name="P24"><text:span text:style-name="T11">OK</text:span> Anche nella pagina delle pubblicazioni vista dall'utente finale compare l'icona di cancell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31T11:18:23.68</dc:date>
    <dc:creator>Roberta Lorenzi</dc:creator>
    <meta:editing-duration>P1DT4H1M1S</meta:editing-duration>
    <meta:editing-cycles>39</meta:editing-cycles>
    <meta:generator>LibreOffice/3.3$Win32 LibreOffice_project/330m19$Build-202</meta:generator>
    <meta:document-statistic meta:table-count="0" meta:image-count="0" meta:object-count="0" meta:page-count="4" meta:paragraph-count="62" meta:word-count="918" meta:character-count="5490"/>
  </office:meta>
</office:document-meta>
</file>